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8FF4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8, FF 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Louise B. Hart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5">To Rev. S. Morais./</text:p>
      <text:p text:style-name="P5">I think my dear Sir it will/ be consonant with your feelings/ and convictions of honor due/ to a Pious saintly woman, to/ give expression to them before/ the Sunday School at the time/ of its re-opening September 12<text:span text:style-name="T2">th</text:span><text:span text:style-name="T3">./ <text:s/>As Superintendant[sic!] I ask you/ to give an Address; I propose/ to invite Rev Mr Jacobs to/ offer a closing Prayer then/ to adjourn the School until/ the close of the Festivals that/ it is earnestly hoped may usher/ in to you and family a year of/</text:span></text:p>
      <text:p text:style-name="P5"><text:span text:style-name="T3"/></text:p>
      <text:p text:style-name="P5"><text:span text:style-name="T3">[Page 2]</text:span></text:p>
      <text:p text:style-name="P5"><text:span text:style-name="T3">much Blessing/ <text:s/>Very Respectfully/ Louise B. Hart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2T12:57:40.88</meta:creation-date>
    <meta:document-statistic meta:table-count="0" meta:image-count="0" meta:object-count="0" meta:page-count="2" meta:paragraph-count="65" meta:word-count="258" meta:character-count="1777"/>
    <dc:date>2012-01-12T13:21:55.23</dc:date>
    <dc:creator>Penn Libraries</dc:creator>
    <meta:editing-duration>PT00H09M04S</meta:editing-duration>
    <meta:editing-cycles>1</meta:editing-cycles>
    <meta:generator>OpenOffice.org/3.2$Win32 OpenOffice.org_project/320m12$Build-9483</meta:generator>
  </office:meta>
</office:document-meta>
</file>